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5D25CC948F3C8E9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94cm" fo:keep-together="auto"/>
    </style:style>
    <style:style style:name="Tabulka1.5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Standard">
      <style:text-properties officeooo:rsid="003b4748" officeooo:paragraph-rsid="003b4748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rsid="001c732f" officeooo:paragraph-rsid="001c732f" fo:background-color="transparent"/>
    </style:style>
    <style:style style:name="P10" style:family="paragraph" style:parent-style-name="Table_20_Contents">
      <style:text-properties officeooo:paragraph-rsid="0027fb88" fo:background-color="transparent"/>
    </style:style>
    <style:style style:name="P11" style:family="paragraph" style:parent-style-name="Table_20_Contents">
      <style:text-properties officeooo:rsid="002b799c" officeooo:paragraph-rsid="002b799c" fo:background-color="transparent"/>
    </style:style>
    <style:style style:name="P12" style:family="paragraph" style:parent-style-name="Table_20_Contents">
      <style:text-properties officeooo:paragraph-rsid="002b799c" fo:background-color="transparent"/>
    </style:style>
    <style:style style:name="P13" style:family="paragraph" style:parent-style-name="Table_20_Contents">
      <style:text-properties officeooo:rsid="001ee474" officeooo:paragraph-rsid="001ee474"/>
    </style:style>
    <style:style style:name="P14" style:family="paragraph" style:parent-style-name="Table_20_Contents">
      <style:text-properties fo:font-weight="normal" style:font-weight-asian="normal" style:font-weight-complex="normal"/>
    </style:style>
    <style:style style:name="P15" style:family="paragraph" style:parent-style-name="Table_20_Contents">
      <style:text-properties fo:language="cs" fo:country="CZ" style:language-complex="ar" style:country-complex="SA"/>
    </style:style>
    <style:style style:name="P16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17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18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style:language-complex="ar" style:country-complex="SA"/>
    </style:style>
    <style:style style:name="P1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20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21" style:family="paragraph" style:parent-style-name="Standard" style:list-style-name="L1">
      <style:text-properties officeooo:rsid="0027fb88" officeooo:paragraph-rsid="0027fb88"/>
    </style:style>
    <style:style style:name="P22" style:family="paragraph" style:parent-style-name="Standard" style:master-page-name="Standard">
      <style:paragraph-properties fo:text-align="end" style:justify-single-word="false" style:page-number="auto"/>
    </style:style>
    <style:style style:name="P23" style:family="paragraph" style:parent-style-name="Table_20_Contents">
      <style:text-properties officeooo:paragraph-rsid="004133f7" fo:background-color="transparent"/>
    </style:style>
    <style:style style:name="P24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officeooo:rsid="0027fb88"/>
    </style:style>
    <style:style style:name="T13" style:family="text">
      <style:text-properties officeooo:rsid="002cbf8a"/>
    </style:style>
    <style:style style:name="T14" style:family="text">
      <style:text-properties officeooo:rsid="002efc25"/>
    </style:style>
    <style:style style:name="T15" style:family="text">
      <style:text-properties officeooo:rsid="003db6ce"/>
    </style:style>
    <style:style style:name="T16" style:family="text">
      <style:text-properties officeooo:rsid="0006b85d"/>
    </style:style>
    <style:style style:name="T17" style:family="text">
      <style:text-properties fo:language="en" fo:country="US" officeooo:rsid="0006b85d"/>
    </style:style>
    <style:style style:name="T18" style:family="text">
      <style:text-properties officeooo:rsid="000a44f5"/>
    </style:style>
    <style:style style:name="T19" style:family="text">
      <style:text-properties officeooo:rsid="00062bde"/>
    </style:style>
    <style:style style:name="T20" style:family="text">
      <style:text-properties officeooo:rsid="004133f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p. zn. <text:span text:style-name="T20">8116</text:span></text:p>
      <text:p text:style-name="P20">Dodatek č. <text:span text:style-name="T20">2</text:span></text:p>
      <text:p text:style-name="P5">Smluvní strany uzavírají <text:span text:style-name="T12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5"><text:span text:style-name="T8">Zadavatel</text:span>:</text:p>
          </table:table-cell>
          <table:table-cell table:style-name="Tabulka1.A1" office:value-type="string">
            <text:p text:style-name="P16"><text:span text:style-name="T8">Česká pirátská strana, </text:span>organizační složka: <text:span text:style-name="T18">Republikové předsednictvo</text:span></text:p>
            <text:p text:style-name="P17">zastoupena: <text:span text:style-name="T16">Mgr. et Mgr. Jakubem Michálkem</text:span>, <text:span text:style-name="T18">místopředsedou</text:span></text:p>
            <text:p text:style-name="P17">e-mail: <text:span text:style-name="T16">jakub.michalek</text:span><text:span text:style-name="T17">@pirati.cz</text:span></text:p>
            <text:p text:style-name="P16">kontakt: <text:span text:style-name="T16">PhDr. Ivan Bartoš</text:span>, <text:span text:style-name="T16">PhD, </text:span>e-mail: <text:span text:style-name="T17">ivan.bartos@pirati.cz</text:span></text:p>
          </table:table-cell>
        </table:table-row>
        <table:table-row table:style-name="Tabulka1.2">
          <table:table-cell table:style-name="Tabulka1.A1" office:value-type="string">
            <text:p text:style-name="P15"><text:span text:style-name="T8">Dodavatel</text:span>:</text:p>
          </table:table-cell>
          <table:table-cell table:style-name="Tabulka1.A1" office:value-type="string">
            <text:p text:style-name="P15">Jméno: <text:span text:style-name="T19">Bc. Vojtěch Pikal</text:span> </text:p>
            <text:p text:style-name="P18"><text:span text:style-name="T11">■</text:span><text:bookmark-start text:name="__DdeLink__1978_1106510073"/><text:span text:style-name="T11"> </text:span><text:bookmark-end text:name="__DdeLink__1978_1106510073"/>není podnikatel, ročník: <text:span text:style-name="T18">1987 <text:s text:c="2"/></text:span>město bydliště: <text:span text:style-name="T18">Olomouc</text:span></text:p>
          </table:table-cell>
        </table:table-row>
        <table:table-row table:style-name="Tabulka1.3">
          <table:table-cell table:style-name="Tabulka1.A1" office:value-type="string">
            <text:list xml:id="list586596399696010137" text:style-name="L1">
              <text:list-header>
                <text:p text:style-name="P24">Důvod dodatku:</text:p>
              </text:list-header>
            </text:list>
          </table:table-cell>
          <table:table-cell table:style-name="Tabulka1.B3" office:value-type="string">
            <text:list xml:id="list151918531703086" text:continue-numbering="true" text:style-name="L1">
              <text:list-item>
                <text:p text:style-name="P21">Změna – upřesnění odměny od <text:span text:style-name="T15">1.1</text:span>.2017</text:p>
              </text:list-item>
            </text:list>
            <text:p text:style-name="P4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3">ČR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1"/>
            <text:p text:style-name="P10">• paušální odměna za pohotovost: <text:span text:style-name="T20">0</text:span>Kč měsíčně </text:p>
            <text:p text:style-name="P10">• hodinová odměna: <text:span text:style-name="T20">0</text:span> Kč </text:p>
            <text:p text:style-name="P23">• <text:span text:style-name="T20">Na základě vlastní žádosti https://redmine.pirati.cz/issues/8116</text:span></text:p>
            <text:p text:style-name="P12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9"/>
          </table:table-cell>
        </table:table-row>
      </table:table>
      <text:p text:style-name="P6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7">Potvrzení</text:p>
          </table:table-cell>
          <table:table-cell table:style-name="Tabulka2.A1" office:value-type="string">
            <text:p text:style-name="P7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4"/>
            <text:p text:style-name="P14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3">dodatku</text:span>:</text:p>
          </table:table-cell>
          <table:table-cell table:style-name="Tabulka2.A1" office:value-type="string">
            <text:p text:style-name="P8"><text:s/><text:span text:style-name="T20">30.10.201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5D25CC948F3C8E9F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1-08T15:19:18.162594610</dc:date>
    <meta:editing-cycles>123</meta:editing-cycles>
    <meta:editing-duration>P24DT15H13M34S</meta:editing-duration>
    <meta:generator>LibreOffice/5.1.6.2$Linux_X86_64 LibreOffice_project/10m0$Build-2</meta:generator>
    <meta:print-date>2017-03-18T14:02:54.735713818</meta:print-date>
    <meta:document-statistic meta:table-count="2" meta:image-count="1" meta:object-count="0" meta:page-count="1" meta:paragraph-count="32" meta:word-count="178" meta:character-count="1307" meta:non-whitespace-character-count="1153"/>
    <meta:user-defined meta:name="Informace 1"/>
    <meta:user-defined meta:name="Informace 2"/>
    <meta:user-defined meta:name="Informace 3"/>
    <meta:user-defined meta:name="Informace 4"/>
  </office:meta>
</office:document-meta>
</file>